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"Kh... uu...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"Th-The real fight has... only just begun...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"It would be the height of folly... to turn
back know...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style-name="ce0"/>
          <table:table-cell table:style-name="ce0"/>
          <table:table-cell table:style-name="ce0" office:value-type="string">
            <text:p>Warrior of Inner Battles
"Complete... the trial...! *shudder*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"I-I must resist... this temptation... of
cowards...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"True... w-warriors... ah, uh...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"Can overcome... kh... uuh!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"Ah, ah! ...N-Noo...!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"...H-How could I have...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"...Failed a trial such as this... oooh...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"*sniff*..."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She planned to endure it all
the way through the forest, but evidently
failed to hold it 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30T20:48:23+01:00</meta:creation-date>
    <dc:date>2020-01-30T20:48:2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